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6pt" fo:font-weight="bold" style:font-size-asian="16pt" style:font-weight-asian="bold" style:font-name-complex="Times New Roman1" style:font-size-complex="16pt" style:font-weight-complex="bold"/>
    </style:style>
    <style:style style:name="P3"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6pt" fo:font-weight="bold" style:font-size-asian="16pt" style:font-weight-asian="bold" style:font-name-complex="Times New Roman1" style:font-size-complex="16pt" style:font-weight-complex="bold"/>
    </style:style>
    <style:style style:name="T3" style:family="text">
      <style:text-properties style:font-name="Times New Roman" fo:font-size="16pt" fo:font-style="italic" fo:font-weight="bold" style:font-size-asian="16pt" style:font-style-asian="italic" style:font-weight-asian="bold" style:font-name-complex="Times New Roman1" style:font-size-complex="16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GoBack"/><text:span text:style-name="T1">Halvaa topata luntreijaukset ikkäintyviä vasthaan <text:s/></text:span></text:p>
      <text:p text:style-name="P1"><text:span text:style-name="T1">”Sitä halvaa uskoa ihmisistä hyvväää” </text:span></text:p>
      <text:p text:style-name="P1"><text:span text:style-name="T1">HAAPARANTA</text:span></text:p>
      <text:p text:style-name="P1"><text:span text:style-name="T2">Pansuunilla oleva polisi Ola Backe oli toissa keskiviikkona kuttuttu Haaparannan pansunääriföreninki SPF:n puhhuun arkipäivän turvasta ja kunka ikkäintyvät parhaiten saattava suojela itteä. <text:s/></text:span></text:p>
      <text:p text:style-name="P1"><text:span text:style-name="T1"><text:line-break/>Kolmisenkymmentä SPF:n jäsentä oli lähteny kaupunkintalole kuuntelheen puhetta arkipäivän turvasta. Se oon asia, joka SPF:n puhheenjohtaja Lisa Lindgrenin mielestä oon vallan aijankohtanen ko aattelee ikkäintyvvä ryhmää, joka oon joutunu lissäintyvän vaaran kohtheeksi. <text:s text:c="2"/></text:span></text:p>
      <text:p text:style-name="P1"><text:span text:style-name="T1">Polisi ilmottaa tuon tuostaki luntreijarista, jokka menevä ikkäintyvien ihmisten tykö ja sanova olevansa jopa polisia, kotipalveluväkeä ja sähkömiehiä ja kukanmyyjiä – maholistaaksheen pääsyn sisäle varasthaan. <text:s/></text:span></text:p>
      <text:p text:style-name="P1"><text:span text:style-name="T2"><text:line-break/>Luutalukku otettu käytöstä</text:span></text:p>
      <text:p text:style-name="P1"><text:span text:style-name="T1">Äsken pansuunile jääny, Ola Backe, joka oon 45 vuotta ollu polisin hommissa, selitti missä enniin osa vaaroista piilee ja kunka parhaiten saattaa välttää vaaraa. <text:s/></text:span></text:p>
      <text:p text:style-name="P1"><text:span text:style-name="T1">Paikat ja tilasuuet, joita se mainitti erityisesti vaaralisiksi, oon muun rinnala pankkomatit, pankot ja puojit. <text:s/></text:span></text:p>
      <text:p text:style-name="P1"><text:span text:style-name="T1">Mutta se varotti kans telefooni- ja taattorikoijarista ja vieläpä itenttiteetintekijöistä. <text:s/></text:span></text:p>
      <text:p text:style-name="P1"><text:span text:style-name="T1">– Ei tartte puhua telefoonimyyjien kans eikä muitten, joita ei tunne, ole ko panna lyyrin pääle. Eikä auasta meiliä, jokka tuntuva kummilta, sano Backe ja kehotti kaikkia olheen erityisesti varovaisia anthaan henkilö- ja pankkotietoja. <text:s/></text:span></text:p>
      <text:p text:style-name="P2"/>
      <text:p text:style-name="P1"><text:span text:style-name="T2">Tirkkireikä ja leki <text:s/></text:span></text:p>
      <text:p text:style-name="P1"><text:span text:style-name="T1">Muita neuvoja: älä piä paljon rahhaa kotona, piä ulko-ovi lukussa, hommaa tirkkireikä ja turvavilja ulko-ovheen, pane turvavilja kiini ennenkö aukaset, älä päästä outoja ihmisiä sisäle ja vaai lekitimasuuni tuntemattomilta.</text:span></text:p>
      <text:p text:style-name="P1"><text:span text:style-name="T1">– Sitä halvaa uskoa hyvvää ihmisistä, mutta kaikin ei ole hyviä. Jos joku soittaa ovea ja sannoo, ette se aikoo tehä jonku instalasuuni niin sano, ette sie soitat ja tarkistat, ja käske niitten oottaa ulkopuolela. Jos niilä oon pahat aikomukset net kyllä katoavva, se sano ja varotti tuntemattomista, jokka tuleva tahthoon klasin vettä. </text:span></text:p>
      <text:p text:style-name="P2"/>
      <text:p text:style-name="P1"><text:span text:style-name="T2">Ilmineeraavat kukat <text:s/></text:span></text:p>
      <text:p text:style-name="P1"><text:span text:style-name="T1">Sen mielestä monet varkhaat oon kälmiä ja tutkiva ensin paikan ennen hyökkäystä. <text:s/></text:span></text:p>
      <text:p text:style-name="P1"><text:span text:style-name="T1">– Jos asunon ulkopuolela oon potkupyörä, klasissa pelarkuunia ja raatiukanava oon P1:llä, niin se ilmineeraa, ette asunossa assuu ikkäintyviä ihmisiä, sano Backe, joka kans propakeerasi hyviä suhtheita kranhiin. <text:s/></text:span></text:p>
      <text:p text:style-name="P1"><text:span text:style-name="T1">– Jos reisaa poijes hyvä kranniyhtheistyö oon parempi ko hällyytykset, lukut ja muut. Taho krannin othaan postin sisäle, kastelheen kukkia, viehmään ja nouthaan roskatynnyrin ja niin poijes päin, Ola Backe neuvo. <text:s/></text:span></text:p>
      <text:p text:style-name="P1"><text:span text:style-name="T1">Lisa Lindgren passasi kans puhhuun SPF:n tulevan opintokerhon puolesta, ”Älä freistaa minua luntreijata”, joka antaa lissää tietoa siittä kunka sitä ikkäintyvänä saattaa suojata itteä koijauksilta. <text:s/></text:span></text:p>
      <text:p text:style-name="P1"><text:span text:style-name="T1">MEKI Vardagstrygghet ny Pirita Jaako, 2016-04-25 16.58</text:span></text:p>
      <text:p text:style-name="P1"><text:span text:style-name="T1">Sidan 1 av 2</text:span></text:p>
      <text:p text:style-name="P1"><text:span text:style-name="T2">Bild: Vardagstrygghet 20160420_13-32-27ES kopia.jpg </text:span><text:span text:style-name="T1">153</text:span></text:p>
      <text:p text:style-name="P1"><text:span text:style-name="T3">Eva Spiik, namn</text:span></text:p>
      <text:p text:style-name="P1"><text:soft-page-break/><text:span text:style-name="T1">FI_Pansuunilla oleva polisi Ola Backe kehotti SPF-pansunääriä, ettei päästää tuntemattomia ihmisiä sisäle, ja olheen varovaisia it-tietojen antamisessa. <text:s/></text:span></text:p>
      <text:p text:style-name="P1"><text:span text:style-name="T2">Bild: Vardagstrygghet20160420_13-48-11ES.jpg </text:span><text:span text:style-name="T1">186</text:span></text:p>
      <text:p text:style-name="P1"><text:span text:style-name="T3">Eva Spiik, namn</text:span></text:p>
      <text:p text:style-name="P1"><text:span text:style-name="T1">FI Ikkäintyvistä ihmisistä oon tullu vaaranalanen väkiryhmä varkhaitten ja luntreijaritten takia. Ja potkupyörä taikka rylattori kotipaikan ulkopuolela oon selvä ilmineerinki siittä, ette asuonossa assuu ikkäintyvä ihminen. <text:s/></text:span></text:p>
      <text:p text:style-name="P1"><text:span text:style-name="T1">MEKI Vardagstrygghet ny Pirita Jaako, 2016-04-25 16.58</text:span></text:p>
      <text:p text:style-name="Standard"><text:span text:style-name="T1">Sidan</text:span></text:p>
      <text:p text:style-name="Standard"><text:span text:style-name="T1">Meänkielennös: Bengt Pohjanen</text:span></text:p>
      <text:p text:style-name="Standard"><text:span text:style-name="T1">EKALE: Polisipansunääri varotti muita pansunääriä</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meta:initial-creator>
    <dc:creator>Bengt</dc:creator>
    <meta:editing-cycles>13</meta:editing-cycles>
    <meta:creation-date>2016-04-26T04:52:00</meta:creation-date>
    <dc:date>2016-04-27T05:49:00</dc:date>
    <meta:editing-duration>PT1H43M</meta:editing-duration>
    <meta:generator>LibreOffice/6.4.6.2$Linux_X86_64 LibreOffice_project/40$Build-2</meta:generator>
    <meta:document-statistic meta:table-count="0" meta:image-count="0" meta:object-count="0" meta:page-count="2" meta:paragraph-count="31" meta:word-count="438" meta:character-count="3433" meta:non-whitespace-character-count="29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